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0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23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24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25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26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121bf58" officeooo:paragraph-rsid="0121bf5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7" style:family="text">
      <style:text-properties officeooo:rsid="011d035b"/>
    </style:style>
    <style:style style:name="T18" style:family="text">
      <style:text-properties officeooo:rsid="011e1dbb"/>
    </style:style>
    <style:style style:name="T19" style:family="text">
      <style:text-properties officeooo:rsid="011f61e1"/>
    </style:style>
    <style:style style:name="T20" style:family="text">
      <style:text-properties officeooo:rsid="0121bf58"/>
    </style:style>
    <style:style style:name="T21" style:family="text">
      <style:text-properties officeooo:rsid="012500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22"/>
      <text:p text:style-name="P10"/>
      <text:p text:style-name="P11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13"/>
      <text:p text:style-name="P14">Wer bin ich?<text:tab/><text:tab/><text:tab/>[ver bin iħx]<text:tab/><text:tab/><text:tab/>Who am I?</text:p>
      <text:p text:style-name="P14"/>
      <text:p text:style-name="P14"/>
      <text:p text:style-name="P14">Ich bin<text:tab/></text:p>
      <text:p text:style-name="P14"/>
      <text:p text:style-name="P14">du bist</text:p>
      <text:p text:style-name="P14"/>
      <text:p text:style-name="P14">er/sie/es ist</text:p>
      <text:p text:style-name="P14"/>
      <text:p text:style-name="P14">wir sind<text:tab/><text:tab/><text:tab/><text:tab/>[vi żind]<text:tab/><text:tab/><text:tab/>we are plural</text:p>
      <text:p text:style-name="P14"/>
      <text:p text:style-name="P14">ihr seid<text:tab/><text:tab/><text:tab/><text:tab/>[ ija sajd ]<text:tab/><text:tab/><text:tab/>you are plural</text:p>
      <text:p text:style-name="P14"/>
      <text:p text:style-name="P14">sie sind<text:tab/><text:tab/><text:tab/><text:tab/>[żi żind]<text:tab/><text:tab/><text:tab/>they are</text:p>
      <text:p text:style-name="P14"/>
      <text:p text:style-name="P14"/>
      <text:p text:style-name="P14">Ich bin Anna<text:tab/><text:tab/><text:tab/>← combined with a name</text:p>
      <text:p text:style-name="P14"/>
      <text:p text:style-name="P14">Du bist <text:tab/>aufmerksam<text:tab/><text:tab/>← or with an adjective<text:tab/><text:tab/>You are attentive</text:p>
      <text:p text:style-name="P14">[du bist awf-merk-żam]</text:p>
      <text:p text:style-name="P14"/>
      <text:p text:style-name="P14">Sie sind beeindruckt<text:tab/><text:tab/>← Or even with a particple<text:tab/>They are impressed</text:p>
      <text:p text:style-name="P14">[żi żind b<text:span text:style-name="T9">i-</text:span>ajnd-rukt]</text:p>
      <text:p text:style-name="P14"/>
      <text:p text:style-name="P15">(A participle is a word derived from a verb that can be used as an adjective or to form certain verb tenses.) </text:p>
      <text:p text:style-name="P14"/>
      <text:p text:style-name="P16">aufmerksam<text:tab/>← <text:tab/>attentive</text:p>
      <text:p text:style-name="P16">[ awf-merk-żam ]</text:p>
      <text:p text:style-name="P16"/>
      <text:p text:style-name="P16">beeindruckt<text:tab/>←<text:tab/>impressed</text:p>
      <text:p text:style-name="P16">[ bi-ajnd-rukt ]</text:p>
      <text:p text:style-name="P5">_________________________________________________________________________________________________</text:p>
      <text:p text:style-name="P5"/>
      <text:p text:style-name="P21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17">singen<text:tab/><text:tab/><text:tab/>[żin-gen]<text:tab/><text:tab/><text:tab/>to sing</text:p>
      <text:p text:style-name="P17"/>
      <text:p text:style-name="P17">bringen<text:tab/><text:tab/><text:tab/>[ brin-gen ]<text:tab/><text:tab/><text:tab/>to bring<text:tab/><text:tab/></text:p>
      <text:p text:style-name="P17"/>
      <text:p text:style-name="P17">finden<text:tab/><text:tab/><text:tab/>[ find-in ]<text:tab/><text:tab/><text:tab/>to find</text:p>
      <text:p text:style-name="P17"/>
      <text:p text:style-name="P17">fallen<text:tab/><text:tab/><text:tab/><text:span text:style-name="T17">[ fal-in ]<text:tab/><text:tab/><text:tab/><text:tab/>to fall</text:span></text:p>
      <text:p text:style-name="P17"/>
      <text:p text:style-name="P17">profitieren<text:tab/><text:tab/>[ pro-fi-ti-rin ]<text:tab/><text:tab/><text:tab/>to profit</text:p>
      <text:p text:style-name="P17"><text:tab/><text:tab/></text:p>
      <text:p text:style-name="P18"><text:soft-page-break/>kochen<text:tab/><text:tab/><text:tab/>[ koħ-in ]<text:tab/><text:tab/><text:tab/>to cook</text:p>
      <text:p text:style-name="P18">schwimmen<text:tab/><text:tab/>[ xwim-men ]<text:tab/><text:tab/><text:tab/>to swim</text:p>
      <text:p text:style-name="P18"/>
      <text:p text:style-name="P18">sehen<text:tab/><text:tab/><text:tab/>[ żin ]<text:tab/><text:tab/><text:tab/><text:tab/>to see</text:p>
      <text:p text:style-name="P18"/>
      <text:p text:style-name="P18">Ich bringe <text:span text:style-name="T18">e</text:span>in Buch zur Schule<text:tab/><text:tab/><text:tab/><text:tab/>I bring a book to school</text:p>
      <text:p text:style-name="P19">[ iħx brin-ge ajn buħ z<text:span text:style-name="T19">q</text:span>u<text:span text:style-name="T19">r</text:span> xu-le ]</text:p>
      <text:p text:style-name="P18"/>
      <text:p text:style-name="P6">_________________________________________________________________________________________________</text:p>
      <text:p text:style-name="P6"/>
      <text:p text:style-name="P19">hallo<text:tab/><text:tab/>ħalo</text:p>
      <text:p text:style-name="P19">danke<text:tab/><text:tab/>danka</text:p>
      <text:p text:style-name="P19">tschüss<text:tab/><text:tab/>ċquss</text:p>
      <text:p text:style-name="P19"/>
      <text:p text:style-name="P19"/>
      <text:p text:style-name="P19">Hallo, ich bin Freddy.</text:p>
      <text:p text:style-name="P19">Hallo Freddy, Ich bin Ma<text:span text:style-name="T19">r</text:span>ia.</text:p>
      <text:p text:style-name="P19"/>
      <text:p text:style-name="P19">Willkommen in Berlin!<text:tab/><text:tab/><text:tab/><text:tab/><text:tab/>Welcome to Berlin</text:p>
      <text:p text:style-name="P19">[ vil-kommin in berlin ]</text:p>
      <text:p text:style-name="P19"/>
      <text:p text:style-name="P20">Danke!</text:p>
      <text:p text:style-name="P19"/>
      <text:p text:style-name="P20">Tschüss Freddy!</text:p>
      <text:p text:style-name="P20"/>
      <text:p text:style-name="P20">Bis später, Maria<text:tab/><text:tab/><text:tab/><text:tab/><text:tab/>See you later, Maria.</text:p>
      <text:p text:style-name="P20">[ bis, xpej-ta marija ]</text:p>
      <text:p text:style-name="P20"/>
      <text:p text:style-name="P20">bis<text:tab/><text:tab/>← <text:tab/>until</text:p>
      <text:p text:style-name="P20">später<text:tab/><text:tab/>←<text:tab/>later</text:p>
      <text:p text:style-name="P20">bis später<text:tab/>← <text:tab/>see you later</text:p>
      <text:p text:style-name="P20"/>
      <text:p text:style-name="P7">_________________________________________________________________________________________________</text:p>
      <text:p text:style-name="P5"/>
      <text:p text:style-name="P9">Das ist unsere Nachbarin – Laura!</text:p>
      <text:p text:style-name="P9">[ das <text:s/>ist <text:s/><text:span text:style-name="T19">q</text:span>un-żer-e <text:s/>naħ-barin Lawra ]</text:p>
      <text:p text:style-name="P8"/>
      <text:p text:style-name="P9">unsere<text:tab/><text:tab/>[ un-że-re ]<text:tab/><text:tab/>our</text:p>
      <text:p text:style-name="P9">Nachbarin<text:tab/>[ naħ-barin ]<text:tab/><text:tab/><text:bookmark text:name="tw-target-text5"/>neighbor</text:p>
      <text:p text:style-name="P9"/>
      <text:p text:style-name="P9">Laura ist im Supermarkt</text:p>
      <text:p text:style-name="P9">[ Lawra <text:s/>ist <text:s/>im <text:s/>żuper-mark ]</text:p>
      <text:p text:style-name="P9"/>
      <text:p text:style-name="P9">Sie geht einkaufen<text:tab/><text:tab/><text:tab/>she goes shopping</text:p>
      <text:p text:style-name="P9">[ żi <text:s/>get <text:s/>ajn-kaw-fin <text:s/>]</text:p>
      <text:p text:style-name="P9"/>
      <text:p text:style-name="P9">Sie braucht Kartoffeln<text:tab/><text:tab/><text:tab/>She needs potatoes</text:p>
      <text:p text:style-name="P12"><text:soft-page-break/>[ żi brawħt <text:s/>kar-tof-en ]</text:p>
      <text:p text:style-name="P12"/>
      <text:p text:style-name="P12">Tomaten</text:p>
      <text:p text:style-name="P12">[ tomatin ]</text:p>
      <text:p text:style-name="P12"/>
      <text:p text:style-name="P12">und ein Brot.</text:p>
      <text:p text:style-name="P12">[ und ajn Brot ]</text:p>
      <text:p text:style-name="P12">and a bread.</text:p>
      <text:p text:style-name="P12"/>
      <text:p text:style-name="P12">Laura kauft auch einen Saft<text:tab/><text:tab/>Laura also buys some juice</text:p>
      <text:p text:style-name="P12">[ Lawra kawft awħ ajnin żaft ]</text:p>
      <text:p text:style-name="P12"/>
      <text:p text:style-name="P12">Und zwei Bananen</text:p>
      <text:p text:style-name="P12">[ und <text:s/>zvaj <text:s/>ban-an-en]</text:p>
      <text:p text:style-name="P12"/>
      <text:p text:style-name="P12">Das alles kostet 18,30 Euro</text:p>
      <text:p text:style-name="P12">[ Das al-les kostet aħt-ten <text:s/>ojro <text:s/>drajsix ]</text:p>
      <text:p text:style-name="P27"/>
      <text:p text:style-name="P32">Das alles kostet 1<text:span text:style-name="T20">9</text:span>,<text:span text:style-name="T20">5</text:span>0 Euro</text:p>
      <text:p text:style-name="P31">[ Das alles kostet nojten ojro fin-tix ]</text:p>
      <text:p text:style-name="P28">_________________________________________________________________________________________________</text:p>
      <text:p text:style-name="P29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31">Was kauft Philip?</text:p>
      <text:p text:style-name="P31"/>
      <text:p text:style-name="P31">Phillip geht in dem Supermarket.</text:p>
      <text:p text:style-name="P31"/>
      <text:p text:style-name="P31">Er kauft vier <text:s/>Bananen, sechs Orangen und ein Bier.</text:p>
      <text:p text:style-name="P31"/>
      <text:p text:style-name="P31">Er muss auch Kaffee und eine Mil<text:span text:style-name="T21">x</text:span> Kaufen.</text:p>
      <text:p text:style-name="P31"/>
      <text:p text:style-name="P31">Dazu Braucht <text:span text:style-name="T21">E</text:span>r auch einen Orangensaft und ein Brot.</text:p>
      <text:p text:style-name="P31"/>
      <text:p text:style-name="P33"><text:span text:style-name="T16">[ vas kawft filip? ]<text:tab/><text:tab/><text:tab/><text:tab/><text:tab/></text:span><text:bookmark text:name="tw-target-text"/><text:span text:style-name="T16"><text:tab/></text:span></text:p>
      <text:p text:style-name="P33"><text:span text:style-name="T16">What does Philip buy?</text:span></text:p>
      <text:p text:style-name="P33"><text:span text:style-name="T16"/></text:p>
      <text:p text:style-name="P34"><text:span text:style-name="T15">[ Er kaft fir bananen, seks orangin und ajn bir ]</text:span></text:p>
      <text:p text:style-name="P23"><text:bookmark text:name="tw-target-text1"/>He buys four bananas, six oranges and a beer.</text:p>
      <text:p text:style-name="P23"/>
      <text:p text:style-name="P24">[ Er mus awh ka-f<text:span text:style-name="T21">e</text:span> und ajn <text:s/>milħ kaw-fin <text:s/>]</text:p>
      <text:p text:style-name="P24">He also has to buy coffee and milk</text:p>
      <text:p text:style-name="P24"/>
      <text:p text:style-name="P24">[ Dazu brawħt er awħ ajnen orang-en-żaft und ajn brot ]</text:p>
      <text:p text:style-name="P26"><text:bookmark text:name="tw-target-text2"/>He also needs an orange juice and some bread.</text:p>
      <text:p text:style-name="P24"/>
      <text:p text:style-name="P24">Milch Kaufen <text:tab/>→<text:tab/>Buy milk</text:p>
      <text:p text:style-name="P24">muss<text:tab/><text:tab/>→ <text:tab/>must</text:p>
      <text:p text:style-name="P24">Dazu<text:tab/><text:tab/>→ <text:tab/>In addition</text:p>
      <text:p text:style-name="P23"><text:soft-page-break/>Dazu Braucht Er auch<text:tab/><text:tab/>→ <text:tab/><text:tab/>He needs that too</text:p>
      <text:p text:style-name="P25">[ dazu brawħt er awħ ]</text:p>
      <text:p text:style-name="P23"/>
      <text:p text:style-name="P34"><text:span text:style-name="T15"/></text:p>
      <text:p text:style-name="P33"><text:span text:style-name="T16"/></text:p>
      <text:p text:style-name="P33"><text:span text:style-name="T16"/></text:p>
      <text:p text:style-name="P31"/>
      <text:p text:style-name="P30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4-15T19:58:22.009287351</dc:date>
    <meta:editing-duration>PT22H30M34S</meta:editing-duration>
    <meta:editing-cycles>130</meta:editing-cycles>
    <meta:generator>LibreOffice/7.3.7.2$Linux_X86_64 LibreOffice_project/30$Build-2</meta:generator>
    <meta:document-statistic meta:table-count="0" meta:image-count="0" meta:object-count="0" meta:page-count="4" meta:paragraph-count="94" meta:word-count="537" meta:character-count="3331" meta:non-whitespace-character-count="2755"/>
  </office:meta>
</office:document-meta>
</file>